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5.55pt" fo:text-indent="-5.55pt">
        <style:tab-stops>
          <style:tab-stop style:position="219.85pt"/>
          <style:tab-stop style:position="32890.95pt"/>
        </style:tab-stops>
      </style:paragraph-properties>
    </style:style>
    <style:style style:name="P3" style:family="paragraph">
      <style:paragraph-properties fo:line-height="110.00%" fo:text-align="left" fo:margin-bottom="8.00pt"/>
    </style:style>
    <style:style style:name="P4" style:family="paragraph">
      <style:paragraph-properties fo:line-height="100.00%" fo:text-align="left" fo:margin-left="5.55pt" fo:text-indent="-5.55pt">
        <style:tab-stops>
          <style:tab-stop style:position="219.85pt"/>
          <style:tab-stop style:position="32890.95pt"/>
        </style:tab-stops>
      </style:paragraph-properties>
    </style:style>
    <style:style style:name="P5" style:family="paragraph">
      <style:paragraph-properties fo:line-height="100.00%" fo:text-align="left" fo:margin-left="5.55pt" fo:text-indent="-5.55pt">
        <style:tab-stops>
          <style:tab-stop style:position="219.85pt"/>
          <style:tab-stop style:position="32890.95pt"/>
        </style:tab-stops>
      </style:paragraph-properties>
    </style:style>
    <style:style style:name="P6" style:family="paragraph">
      <style:paragraph-properties fo:line-height="110.00%" fo:text-align="left" fo:margin-bottom="8.00pt"/>
    </style:style>
    <style:style style:name="P7" style:family="paragraph">
      <style:paragraph-properties fo:line-height="100.00%" fo:text-align="left" fo:margin-left="5.55pt" fo:text-indent="-5.55pt">
        <style:tab-stops>
          <style:tab-stop style:position="219.85pt"/>
          <style:tab-stop style:position="32890.95pt"/>
        </style:tab-stops>
      </style:paragraph-properties>
    </style:style>
    <style:style style:name="P8" style:family="paragraph">
      <style:paragraph-properties fo:line-height="110.00%" fo:text-align="left" fo:margin-bottom="8.00pt"/>
    </style:style>
    <style:style style:name="P9" style:family="paragraph">
      <style:paragraph-properties fo:line-height="100.00%" fo:text-align="left" fo:margin-left="5.55pt" fo:text-indent="-5.55pt">
        <style:tab-stops>
          <style:tab-stop style:position="219.85pt"/>
          <style:tab-stop style:position="32890.95pt"/>
        </style:tab-stops>
      </style:paragraph-properties>
    </style:style>
    <style:style style:name="P10" style:family="paragraph">
      <style:paragraph-properties fo:line-height="110.00%" fo:text-align="left" fo:margin-bottom="8.00pt"/>
    </style:style>
    <style:style style:name="P11" style:family="paragraph">
      <style:paragraph-properties fo:line-height="100.00%" fo:text-align="left" fo:margin-left="5.55pt" fo:text-indent="-5.55pt">
        <style:tab-stops>
          <style:tab-stop style:position="219.85pt"/>
          <style:tab-stop style:position="32890.95pt"/>
        </style:tab-stops>
      </style:paragraph-properties>
    </style:style>
    <style:style style:name="P12" style:family="paragraph">
      <style:paragraph-properties fo:line-height="110.00%" fo:text-align="left" fo:margin-bottom="8.00pt"/>
    </style:style>
    <style:style style:name="P13" style:family="paragraph">
      <style:paragraph-properties fo:line-height="100.00%" fo:text-align="left" fo:margin-left="5.55pt" fo:text-indent="-5.55pt">
        <style:tab-stops>
          <style:tab-stop style:position="39.50pt"/>
          <style:tab-stop style:position="32890.95pt"/>
          <style:tab-stop style:position="421116.10pt" style:type="right"/>
        </style:tab-stops>
      </style:paragraph-properties>
    </style:style>
    <style:style style:name="P14" style:family="paragraph">
      <style:paragraph-properties fo:line-height="110.00%" fo:text-align="left" fo:margin-bottom="8.00pt"/>
    </style:style>
    <style:style style:name="P15" style:family="paragraph">
      <style:paragraph-properties fo:line-height="100.00%" fo:text-align="left" fo:margin-left="5.55pt" fo:text-indent="-5.55pt">
        <style:tab-stops>
          <style:tab-stop style:position="39.50pt"/>
          <style:tab-stop style:position="32890.95pt"/>
          <style:tab-stop style:position="421116.10pt" style:type="right"/>
        </style:tab-stops>
      </style:paragraph-properties>
    </style:style>
    <style:style style:name="P16" style:family="paragraph">
      <style:paragraph-properties fo:line-height="100.00%" fo:text-align="left" fo:margin-left="5.55pt" fo:text-indent="-5.55pt">
        <style:tab-stops>
          <style:tab-stop style:position="39.50pt"/>
          <style:tab-stop style:position="32890.95pt"/>
          <style:tab-stop style:position="421116.10pt" style:type="right"/>
        </style:tab-stops>
      </style:paragraph-properties>
    </style:style>
    <text:list-style style:name="L17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17" style:family="paragraph">
      <style:paragraph-properties fo:line-height="110.00%" fo:text-align="left" fo:margin-bottom="8.00pt"/>
    </style:style>
    <style:style style:name="P18" style:family="paragraph">
      <style:paragraph-properties fo:line-height="110.00%" fo:text-align="left" fo:margin-bottom="8.00pt"/>
    </style:style>
    <style:style style:name="P19" style:family="paragraph">
      <style:paragraph-properties fo:line-height="100.00%" fo:text-align="left" fo:margin-left="5.55pt" fo:text-indent="-5.55pt">
        <style:tab-stops>
          <style:tab-stop style:position="39.50pt"/>
          <style:tab-stop style:position="32890.95pt"/>
          <style:tab-stop style:position="421116.10pt" style:type="right"/>
        </style:tab-stops>
      </style:paragraph-properties>
    </style:style>
    <text:list-style style:name="L20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20" style:family="paragraph">
      <style:paragraph-properties fo:line-height="110.00%" fo:text-align="left" fo:margin-bottom="8.00pt"/>
    </style:style>
    <style:style style:name="P21" style:family="paragraph">
      <style:paragraph-properties fo:line-height="110.00%" fo:text-align="left" fo:margin-bottom="8.00pt"/>
    </style:style>
    <style:style style:name="P22" style:family="paragraph">
      <style:paragraph-properties fo:line-height="100.00%" fo:text-align="left" fo:margin-left="5.55pt" fo:text-indent="-5.55pt">
        <style:tab-stops>
          <style:tab-stop style:position="39.50pt"/>
          <style:tab-stop style:position="32890.95pt"/>
          <style:tab-stop style:position="421116.10pt" style:type="right"/>
        </style:tab-stops>
      </style:paragraph-properties>
    </style:style>
    <style:style style:name="P23" style:family="paragraph">
      <style:paragraph-properties fo:line-height="100.00%" fo:text-align="left" fo:margin-left="5.55pt" fo:text-indent="-5.55pt">
        <style:tab-stops>
          <style:tab-stop style:position="39.50pt"/>
          <style:tab-stop style:position="32890.95pt"/>
          <style:tab-stop style:position="421116.10pt" style:type="right"/>
        </style:tab-stops>
      </style:paragraph-properties>
    </style:style>
    <text:list-style style:name="L24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24" style:family="paragraph">
      <style:paragraph-properties fo:line-height="110.00%" fo:text-align="left" fo:margin-bottom="8.00pt"/>
    </style:style>
    <style:style style:name="P25" style:family="paragraph">
      <style:paragraph-properties fo:line-height="110.00%" fo:text-align="left" fo:margin-bottom="8.00pt"/>
    </style:style>
    <style:style style:name="P26" style:family="paragraph">
      <style:paragraph-properties fo:line-height="100.00%" fo:text-align="left" fo:margin-left="5.55pt" fo:text-indent="-5.55pt">
        <style:tab-stops>
          <style:tab-stop style:position="39.50pt"/>
          <style:tab-stop style:position="32890.95pt"/>
          <style:tab-stop style:position="421116.10pt" style:type="right"/>
        </style:tab-stops>
      </style:paragraph-properties>
    </style:style>
    <style:style style:name="P27" style:family="paragraph">
      <style:paragraph-properties fo:line-height="100.00%" fo:text-align="left" fo:margin-left="5.55pt" fo:text-indent="-5.55pt">
        <style:tab-stops>
          <style:tab-stop style:position="39.50pt"/>
          <style:tab-stop style:position="32890.95pt"/>
          <style:tab-stop style:position="421116.10pt" style:type="right"/>
        </style:tab-stops>
      </style:paragraph-properties>
    </style:style>
    <text:list-style style:name="L28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28" style:family="paragraph">
      <style:paragraph-properties fo:line-height="110.00%" fo:text-align="left" fo:margin-bottom="8.00pt"/>
    </style:style>
    <style:style style:name="P29" style:family="paragraph">
      <style:paragraph-properties fo:line-height="110.00%" fo:text-align="left" fo:margin-bottom="8.00pt"/>
    </style:style>
    <style:style style:name="P30" style:family="paragraph">
      <style:paragraph-properties fo:line-height="100.00%" fo:text-align="left" fo:margin-left="5.55pt" fo:text-indent="-5.55pt">
        <style:tab-stops>
          <style:tab-stop style:position="39.50pt"/>
          <style:tab-stop style:position="32890.95pt"/>
          <style:tab-stop style:position="421116.10pt" style:type="right"/>
        </style:tab-stops>
      </style:paragraph-properties>
    </style:style>
    <text:list-style style:name="L31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31" style:family="paragraph">
      <style:paragraph-properties fo:line-height="110.00%" fo:text-align="left" fo:margin-bottom="8.00pt"/>
    </style:style>
    <style:style style:name="P32" style:family="paragraph">
      <style:paragraph-properties fo:line-height="110.00%" fo:text-align="left" fo:margin-bottom="8.00pt"/>
    </style:style>
    <style:style style:name="P33" style:family="paragraph">
      <style:paragraph-properties fo:line-height="100.00%" fo:text-align="left" fo:margin-left="5.55pt" fo:text-indent="-5.55pt">
        <style:tab-stops>
          <style:tab-stop style:position="39.50pt"/>
          <style:tab-stop style:position="32890.95pt"/>
          <style:tab-stop style:position="421116.10pt" style:type="right"/>
        </style:tab-stops>
      </style:paragraph-properties>
    </style:style>
    <text:list-style style:name="L34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34" style:family="paragraph">
      <style:paragraph-properties fo:line-height="110.00%" fo:text-align="left" fo:margin-bottom="8.00pt"/>
    </style:style>
    <style:style style:name="P35" style:family="paragraph">
      <style:paragraph-properties fo:line-height="110.00%" fo:text-align="left" fo:margin-bottom="8.00pt"/>
    </style:style>
    <style:style style:name="P36" style:family="paragraph">
      <style:paragraph-properties fo:line-height="100.00%" fo:text-align="left" fo:margin-left="5.55pt" fo:text-indent="-5.55pt">
        <style:tab-stops>
          <style:tab-stop style:position="39.50pt"/>
          <style:tab-stop style:position="32890.95pt"/>
          <style:tab-stop style:position="421116.10pt" style:type="right"/>
        </style:tab-stops>
      </style:paragraph-properties>
    </style:style>
    <style:style style:name="P37" style:family="paragraph">
      <style:paragraph-properties fo:line-height="110.00%" fo:text-align="left" fo:margin-bottom="8.00pt"/>
    </style:style>
    <style:style style:name="TableColumn0100" style:family="table-column">
      <style:table-column-properties style:column-width="3.130556in"/>
    </style:style>
    <style:style style:name="TableColumn0101" style:family="table-column">
      <style:table-column-properties style:column-width="3.129861in"/>
    </style:style>
    <style:style style:name="Table01" style:family="table">
      <style:table-properties style:width="6.2604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olumn0200" style:family="table-column">
      <style:table-column-properties style:column-width="0.625694in"/>
    </style:style>
    <style:style style:name="TableColumn0201" style:family="table-column">
      <style:table-column-properties style:column-width="2.539583in"/>
    </style:style>
    <style:style style:name="TableColumn0202" style:family="table-column">
      <style:table-column-properties style:column-width="3.131250in"/>
    </style:style>
    <style:style style:name="Table02" style:family="table">
      <style:table-properties style:width="6.296528in" fo:margin-left="0.000000in" style:writing-mode="lr" table:align="left" style:may-break-between-rows="true"/>
    </style:style>
    <style:style style:name="TableRow0200" style:family="table-row">
      <style:table-row-properties style:min-row-height="0.386806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Row0201" style:family="table-row">
      <style:table-row-properties style:min-row-height="0.567361in"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Row0202" style:family="table-row">
      <style:table-row-properties style:min-row-height="0.567361in"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Row0203" style:family="table-row">
      <style:table-row-properties style:min-row-height="1.708333in"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Row0204" style:family="table-row">
      <style:table-row-properties style:min-row-height="0.567361in"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402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Row0205" style:family="table-row">
      <style:table-row-properties style:min-row-height="0.567361in"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502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Row0206" style:family="table-row">
      <style:table-row-properties style:min-row-height="0.567361in"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  <style:style style:name="TableCell020602" style:family="table-cell">
      <style:table-cell-properties fo:border-top="0.006944in solid #000000" fo:border-left="0.006944in solid #000000" fo:border-right="0.006944in solid #000000" fo:border-bottom="0.006944in solid #000000" fo:padding-left="0.077083in" fo:padding-right="0.077083in" fo:vertical-align="top" fo:background-color="#ffffff"/>
    </style:style>
  </office:automatic-styles>
  <office:body>
    <office:text>
      <text:p text:style-name="P1"><text:span text:style-name="T1">Project Design Phase-I</text:span></text:p>
      <text:p text:style-name="P1"><text:span text:style-name="T1">Proposed Solution Template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Date</text:span><text:span text:style-name="T4"/></text:p>
          </table:table-cell>
          <table:table-cell table:style-name="TableCell010001">
            <text:p text:style-name="P3"><text:span text:style-name="T5">24 September 2022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Team ID</text:span><text:span text:style-name="T8"/></text:p>
          </table:table-cell>
          <table:table-cell table:style-name="TableCell010101">
            <text:p text:style-name="P6"><text:span text:style-name="T9">PNT2022TMIDxxxxxx</text:span><text:span text:style-name="T10"/></text:p>
          </table:table-cell>
        </table:table-row>
        <table:table-row table:style-name="TableRow0102">
          <table:table-cell table:style-name="TableCell010200">
            <text:p text:style-name="P8"><text:span text:style-name="T11">Project Name</text:span><text:span text:style-name="T12"/></text:p>
          </table:table-cell>
          <table:table-cell table:style-name="TableCell010201">
            <text:p text:style-name="P8"><text:span text:style-name="T13">Project -<text:s text:c="2"/>xxx</text:span><text:span text:style-name="T14"/></text:p>
          </table:table-cell>
        </table:table-row>
        <table:table-row table:style-name="TableRow0103">
          <table:table-cell table:style-name="TableCell010300">
            <text:p text:style-name="P10"><text:span text:style-name="T15">Maximum Marks</text:span><text:span text:style-name="T16"/></text:p>
          </table:table-cell>
          <table:table-cell table:style-name="TableCell010301">
            <text:p text:style-name="P10"><text:span text:style-name="T17">2 Marks</text:span><text:span text:style-name="T18"/></text:p>
          </table:table-cell>
        </table:table-row>
      </table:table>
      <text:p text:style-name="P12"><text:span text:style-name="T18"/></text:p>
      <text:p text:style-name="P12"><text:span text:style-name="T19">Proposed Solution Template:</text:span></text:p>
      <text:p text:style-name="P12"><text:span text:style-name="T20">Project team shall fill the following information in proposed solution template.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14"><text:span text:style-name="T22">S.No.</text:span><text:span text:style-name="T23"/></text:p>
          </table:table-cell>
          <table:table-cell table:style-name="TableCell020001">
            <text:p text:style-name="P14"><text:span text:style-name="T24">Parameter</text:span><text:span text:style-name="T25"/></text:p>
          </table:table-cell>
          <table:table-cell table:style-name="TableCell020002">
            <text:p text:style-name="P14"><text:span text:style-name="T26">Description</text:span><text:span text:style-name="T27"/></text:p>
          </table:table-cell>
        </table:table-row>
        <table:table-row table:style-name="TableRow0201">
          <table:table-cell table:style-name="TableCell020100">
            <text:list text:style-name="L17">
              <text:list-item>
                <text:p text:style-name="P17"><text:span text:style-name="T27"/></text:p>
              </text:list-item>
            </text:list>
          </table:table-cell>
          <table:table-cell table:style-name="TableCell020101">
            <text:p text:style-name="P18"><text:span text:style-name="T28">Problem Statement (Problem to be solved)</text:span><text:span text:style-name="T29"/></text:p>
          </table:table-cell>
          <table:table-cell table:style-name="TableCell020102">
            <text:p text:style-name="P18"><text:span text:style-name="T29">A Problem statement is a concise description of an issue to be addressed or a condition to be improved<text:s text:c="2"/>upon. it identifies the gap between the current(problem) state and desired (goal) state of a process or product.focusing on the facts, the problem statement should be designed to address the five<text:s text:c="2"/>ws.</text:span></text:p>
          </table:table-cell>
        </table:table-row>
        <table:table-row table:style-name="TableRow0202">
          <table:table-cell table:style-name="TableCell020200">
            <text:list text:style-name="L20">
              <text:list-item>
                <text:p text:style-name="P20"><text:span text:style-name="T29"/></text:p>
              </text:list-item>
            </text:list>
          </table:table-cell>
          <table:table-cell table:style-name="TableCell020201">
            <text:p text:style-name="P21"><text:span text:style-name="T30">Idea / Solution description</text:span><text:span text:style-name="T31"/></text:p>
          </table:table-cell>
          <table:table-cell table:style-name="TableCell020202">
            <text:p text:style-name="P21"><text:span text:style-name="T31">IDEA SOULTIONS is a progressive, state of the art Information Technology company located in Southern Maryland.We have a proven track record of customer satisfaction with our cilents, ranging from residential clients to small businesses to mid-size corporations and government offices and agencies.</text:span></text:p>
          </table:table-cell>
        </table:table-row>
        <table:table-row table:style-name="TableRow0203">
          <table:table-cell table:style-name="TableCell020300">
            <text:list text:style-name="L24">
              <text:list-item>
                <text:p text:style-name="P24"><text:span text:style-name="T31"/></text:p>
              </text:list-item>
            </text:list>
          </table:table-cell>
          <table:table-cell table:style-name="TableCell020301">
            <text:p text:style-name="P25"><text:span text:style-name="T32">Novelty / Uniqueness<text:s/></text:span><text:span text:style-name="T33"/></text:p>
          </table:table-cell>
          <table:table-cell table:style-name="TableCell020302">
            <text:p text:style-name="P25"><text:span text:style-name="T33">Novelty is a synonym of uniqueness. As nouns the different between novelty and uniqueness is that novelty is the state of being<text:s text:c="2"/>new or novel; newness while uniqueness is the state or quality of being unique or one-of-a-kind.</text:span></text:p>
            <text:p text:style-name="P25"><text:span text:style-name="T33"/></text:p>
          </table:table-cell>
        </table:table-row>
        <table:table-row table:style-name="TableRow0204">
          <table:table-cell table:style-name="TableCell020400">
            <text:list text:style-name="L28">
              <text:list-item>
                <text:p text:style-name="P28"><text:span text:style-name="T33"/></text:p>
              </text:list-item>
            </text:list>
          </table:table-cell>
          <table:table-cell table:style-name="TableCell020401">
            <text:p text:style-name="P29"><text:span text:style-name="T34">Social Impact / Customer Satisfaction</text:span><text:span text:style-name="T35"/></text:p>
          </table:table-cell>
          <table:table-cell table:style-name="TableCell020402">
            <text:p text:style-name="P29"><text:span text:style-name="T35">social media use will indirectly impact customer satisfaction, ...assess the cost of this incresed satisfaction, benefit and responsiveness rather than directly from social media.</text:span></text:p>
          </table:table-cell>
        </table:table-row>
        <table:table-row table:style-name="TableRow0205">
          <table:table-cell table:style-name="TableCell020500">
            <text:list text:style-name="L31">
              <text:list-item>
                <text:p text:style-name="P31"><text:span text:style-name="T35"/></text:p>
              </text:list-item>
            </text:list>
          </table:table-cell>
          <table:table-cell table:style-name="TableCell020501">
            <text:p text:style-name="P32"><text:span text:style-name="T36">Business Model (Revenue Model)</text:span><text:span text:style-name="T37"/></text:p>
          </table:table-cell>
          <table:table-cell table:style-name="TableCell020502">
            <text:p text:style-name="P32"><text:span text:style-name="T37">A revenue model is a framework for generating financial income. it<text:s text:c="2"/>idefinites which revenue source to pursuue, what a value to offer, how to price the value, and who pays to the value. it is a key component of a company 's business model.</text:span></text:p>
          </table:table-cell>
        </table:table-row>
        <table:table-row table:style-name="TableRow0206">
          <table:table-cell table:style-name="TableCell020600">
            <text:list text:style-name="L34">
              <text:list-item>
                <text:p text:style-name="P34"><text:span text:style-name="T37"/></text:p>
              </text:list-item>
            </text:list>
          </table:table-cell>
          <table:table-cell table:style-name="TableCell020601">
            <text:p text:style-name="P35"><text:span text:style-name="T38">Scalability of the Solution</text:span><text:span text:style-name="T39"/></text:p>
          </table:table-cell>
          <table:table-cell table:style-name="TableCell020602">
            <text:p text:style-name="P35"><text:span text:style-name="T39">scalability is an aspect or rather a functional quality<text:s text:c="2"/>of a system, software or solution. A system that can accommodate expansion without hampering the existing workflow and ensure an increase in the output or efficiency of the process,is a scalable system.</text:span></text:p>
          </table:table-cell>
        </table:table-row>
      </table:table>
      <text:p text:style-name="P37"><text:span text:style-name="T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